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7.736cm"/>
    </style:style>
    <style:style style:name="co3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# 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office:value-type="string">
            <text:p>r6---sn-4g5ed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3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7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47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47"/>
        <table:database-range table:target-range-address="Tabelle1.B8:Tabelle1.B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.03.2017</text:date>, <text:time>20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20:51:47.72</dc:date>
    <meta:generator>OpenOffice/4.1.3$Win32 OpenOffice.org_project/413m1$Build-9783</meta:generator>
    <meta:editing-duration>PT6H24M31S</meta:editing-duration>
    <meta:editing-cycles>43</meta:editing-cycles>
    <meta:document-statistic meta:table-count="1" meta:cell-count="166" meta:object-count="0"/>
  </office:meta>
</office:document-meta>
</file>